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900000050341719BE0FE2E0E5.png" manifest:media-type="image/png"/>
  <manifest:file-entry manifest:full-path="Pictures/10000001000000CB000001525DA745F6FC01D1E7.png" manifest:media-type="image/png"/>
  <manifest:file-entry manifest:full-path="Pictures/10000001000000F00000004F2D5E4820211D042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c9cf" officeooo:paragraph-rsid="001fc9cf"/>
    </style:style>
    <style:style style:name="P2" style:family="paragraph" style:parent-style-name="Standard">
      <style:text-properties officeooo:rsid="001fc9cf" officeooo:paragraph-rsid="001fc9cf"/>
    </style:style>
    <style:style style:name="P3" style:family="paragraph" style:parent-style-name="Standard">
      <style:text-properties fo:font-weight="normal" officeooo:rsid="001fc9cf" officeooo:paragraph-rsid="001fc9cf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A</text:p>
      <text:p text:style-name="P1"><draw:frame draw:style-name="fr1" draw:name="Image1" text:anchor-type="char" svg:width="2.5in" svg:height="0.8228in" draw:z-index="0"><draw:image xlink:href="Pictures/10000001000000F00000004F2D5E4820211D042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Part B</text:p>
      <text:p text:style-name="P3"><draw:frame draw:style-name="fr1" draw:name="Image3" text:anchor-type="char" svg:width="2.1146in" svg:height="3.5209in" draw:z-index="2"><draw:image xlink:href="Pictures/10000001000000CB000001525DA745F6FC01D1E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t C</text:p>
      <text:p text:style-name="P1"><draw:frame draw:style-name="fr1" draw:name="Image2" text:anchor-type="char" svg:width="4.2602in" svg:height="0.8335in" draw:z-index="1"><draw:image xlink:href="Pictures/100000010000019900000050341719BE0FE2E0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9:33:22.354803562</meta:creation-date>
    <dc:date>2022-10-18T10:21:46.323650208</dc:date>
    <meta:editing-duration>PT1M8S</meta:editing-duration>
    <meta:editing-cycles>4</meta:editing-cycles>
    <meta:generator>LibreOffice/7.4.2.3$Linux_X86_64 LibreOffice_project/40$Build-3</meta:generator>
    <meta:document-statistic meta:table-count="0" meta:image-count="3" meta:object-count="0" meta:page-count="1" meta:paragraph-count="3" meta:word-count="6" meta:character-count="18" meta:non-whitespace-character-count="15"/>
  </office:meta>
</office:document-meta>
</file>